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textmaker="tm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tarSymbol" svg:font-family="StarSymbol" style:font-charset="x-symbol"/>
    <style:font-face style:name="Mincho" svg:font-family="Mincho"/>
    <style:font-face style:name="Tahoma" svg:font-family="Tahoma"/>
    <style:font-face style:name="Bitstream Vera Serif" svg:font-family="'Bitstream Vera Serif'" style:font-family-generic="roman"/>
    <style:font-face style:name="Bitstream Vera Sans" svg:font-family="'Bitstream Vera Sans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ontents_20_1">
      <style:paragraph-properties text:number-lines="true" text:line-number="0">
        <style:tab-stops>
          <style:tab-stop style:position="0cm" style:type="right"/>
          <style:tab-stop style:position="17.593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letter-spacing="normal" fo:language="it" fo:country="IT" fo:font-style="normal" style:text-underline-style="none" fo:font-weight="bold" style:letter-kerning="true" fo:background-color="transparent" style:font-name-asian="Mincho" style:font-size-asian="16pt" style:language-asian="en" style:country-asian="US" style:font-style-asian="normal" style:font-weight-asian="bold" style:font-name-complex="Tahoma" style:font-size-complex="16pt" style:language-complex="en" style:country-complex="US" style:font-style-complex="normal" style:font-weight-complex="bold" style:text-scale="100%" text:display="true"/>
    </style:style>
    <style:style style:name="P3" style:family="paragraph" style:parent-style-name="Text_20_body">
      <style:paragraph-properties text:number-lines="true" text:line-number="0"/>
      <style:text-properties style:font-name="Liberation Serif"/>
    </style:style>
    <style:style style:name="P4" style:family="paragraph" style:parent-style-name="Text_20_body">
      <style:paragraph-properties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5" style:family="paragraph" style:parent-style-name="Standard">
      <style:paragraph-properties fo:text-align="end" style:justify-single-word="false" text:number-lines="true" text:line-number="0"/>
      <style:text-properties style:font-name="Liberation Serif"/>
    </style:style>
    <style:style style:name="P6" style:family="paragraph" style:parent-style-name="Standard">
      <style:paragraph-properties fo:text-align="end" style:justify-single-word="false" text:number-lines="true" text:line-number="0"/>
      <style:text-properties style:font-name="Liberation Serif" officeooo:paragraph-rsid="001cce17"/>
    </style:style>
    <style:style style:name="P7" style:family="paragraph" style:parent-style-name="Standard">
      <style:paragraph-properties fo:text-align="justify" style:justify-single-word="false" text:number-lines="true" text:line-number="0"/>
      <style:text-properties style:font-name="Liberation Serif"/>
    </style:style>
    <style:style style:name="P8" style:family="paragraph" style:parent-style-name="Title">
      <style:paragraph-properties fo:break-before="page" text:number-lines="fals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28pt" fo:letter-spacing="normal" fo:language="it" fo:country="IT" fo:font-style="normal" style:text-underline-style="none" fo:font-weight="bold" officeooo:rsid="00231ea2" officeooo:paragraph-rsid="00231ea2" style:letter-kerning="true" fo:background-color="transparent" style:font-name-asian="Mincho" style:font-size-asian="28pt" style:language-asian="en" style:country-asian="US" style:font-style-asian="normal" style:font-weight-asian="bold" style:font-name-complex="Tahoma" style:font-size-complex="28pt" style:language-complex="en" style:country-complex="US" style:font-style-complex="normal" style:font-weight-complex="bold" style:text-scale="100%" text:display="true"/>
    </style:style>
    <style:style style:name="P9" style:family="paragraph" style:parent-style-name="Heading_20_1">
      <style:paragraph-properties fo:margin-left="0cm" fo:margin-right="0cm" fo:text-indent="0cm" style:auto-text-indent="false" text:number-lines="true" text:line-number="0"/>
      <style:text-properties style:font-name="Liberation Serif"/>
    </style:style>
    <style:style style:name="P10" style:family="paragraph" style:parent-style-name="Heading_20_1">
      <loext:graphic-properties draw:fill="solid" draw:fill-color="#ff9900" draw:opacity="100%"/>
      <style:paragraph-properties fo:margin-left="0cm" fo:margin-right="0cm" fo:text-indent="0cm" style:auto-text-indent="false" fo:background-color="#ff9900" fo:padding="0.106cm" fo:border="non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6.1000003814697pt" fo:letter-spacing="normal" fo:language="it" fo:country="IT" fo:font-style="normal" style:text-underline-style="none" fo:font-weight="bold" style:letter-kerning="true" fo:background-color="#ff9900" style:font-name-asian="Mincho" style:font-size-asian="16.1000003814697pt" style:language-asian="en" style:country-asian="US" style:font-style-asian="normal" style:font-weight-asian="bold" style:font-name-complex="Tahoma" style:font-size-complex="16.1000003814697pt" style:language-complex="en" style:country-complex="US" style:font-style-complex="normal" style:font-weight-complex="bold" style:text-scale="100%" text:display="true"/>
    </style:style>
    <style:style style:name="P11" style:family="paragraph" style:parent-style-name="Standard">
      <loext:graphic-properties draw:fill="solid" draw:fill-color="#ff9900" draw:opacity="100%"/>
      <style:paragraph-properties fo:text-align="center" style:justify-single-word="false" fo:background-color="#ff9900" fo:padding="0.106cm" fo:border="non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8pt" fo:letter-spacing="normal" fo:language="it" fo:country="IT" fo:font-style="italic" style:text-underline-style="solid" style:text-underline-width="auto" style:text-underline-color="font-color" fo:font-weight="bold" officeooo:rsid="00202e30" officeooo:paragraph-rsid="00202e30" style:text-underline-mode="continuous" style:text-overline-mode="continuous" style:text-line-through-mode="continuous" style:letter-kerning="true" fo:background-color="#ff9900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12" style:family="paragraph" style:parent-style-name="Standard">
      <style:paragraph-properties fo:text-align="justify" style:justify-single-word="fals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officeooo:rsid="00231ea2" officeooo:paragraph-rsid="00231ea2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13" style:family="paragraph" style:parent-style-name="Standard">
      <style:paragraph-properties fo:text-align="justify" style:justify-single-word="fals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officeooo:rsid="002397cc" officeooo:paragraph-rsid="002397cc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14" style:family="paragraph" style:parent-style-name="Standard">
      <style:paragraph-properties fo:text-align="justify" style:justify-single-word="fals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officeooo:rsid="0023ac1d" officeooo:paragraph-rsid="0023ac1d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15" style:family="paragraph" style:parent-style-name="Standard">
      <style:paragraph-properties fo:text-align="justify" style:justify-single-word="fals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officeooo:rsid="00242679" officeooo:paragraph-rsid="00242679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16" style:family="paragraph" style:parent-style-name="Standard">
      <style:paragraph-properties fo:text-align="justify" style:justify-single-word="fals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officeooo:rsid="002490d9" officeooo:paragraph-rsid="002490d9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17" style:family="paragraph" style:parent-style-name="Standard">
      <style:paragraph-properties fo:text-align="justify" style:justify-single-word="fals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officeooo:rsid="002630a4" officeooo:paragraph-rsid="002630a4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18" style:family="paragraph" style:parent-style-name="Standard">
      <style:paragraph-properties fo:text-align="justify" style:justify-single-word="fals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officeooo:rsid="0028da3e" officeooo:paragraph-rsid="0028da3e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19" style:family="paragraph" style:parent-style-name="Standard">
      <style:paragraph-properties fo:text-align="justify" style:justify-single-word="fals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officeooo:rsid="002a3762" officeooo:paragraph-rsid="002a3762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20" style:family="paragraph" style:parent-style-name="Standard">
      <style:paragraph-properties fo:text-align="justify" style:justify-single-word="fals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officeooo:rsid="002b6819" officeooo:paragraph-rsid="002b6819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21" style:family="paragraph" style:parent-style-name="Standard">
      <style:paragraph-properties fo:text-align="justify" style:justify-single-word="false" fo:break-before="page"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22" style:family="paragraph" style:parent-style-name="Text_20_body">
      <style:paragraph-properties text:number-lines="true" text:line-number="0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officeooo:rsid="002733d8" officeooo:paragraph-rsid="002733d8" style:letter-kerning="true" fo:background-color="transparent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P23" style:family="paragraph" style:parent-style-name="Text_20_body">
      <style:paragraph-properties text:number-lines="true" text:line-number="0"/>
      <style:text-properties style:font-name="Liberation Serif" officeooo:paragraph-rsid="002733d8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it" fo:country="IT" fo:font-style="normal" style:text-underline-style="none" fo:font-weight="normal" style:letter-kerning="true" fo:background-color="transparent" loext:char-shading-value="0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it" fo:country="IT" fo:font-style="normal" style:text-underline-style="none" fo:font-weight="normal" officeooo:rsid="002733d8" style:letter-kerning="true" fo:background-color="transparent" loext:char-shading-value="0" style:font-name-asian="Bitstream Vera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scale="100%" text:display="true"/>
    </style:style>
    <style:style style:name="T3" style:family="text">
      <style:text-properties style:font-name="Liberation Seri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553f3"/>
    </style:style>
    <style:style style:name="Sect1" style:family="section">
      <style:section-properties style:editable="false">
        <style:columns fo:column-count="1" fo:column-gap="0cm"/>
      </style:section-properties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2">
        <text:p text:style-name="P6"><text:span text:style-name="T1">Autore: </text:span><text:span text:style-name="T1"><text:initial-creator/></text:span></text:p>
        <text:p text:style-name="P6"><text:span text:style-name="T1">Data di creazione: </text:span><text:span text:style-name="T1"><text:creation-date style:data-style-name="N76">4 maggio 2021</text:creation-date></text:span><text:span text:style-name="T1"><text:s/>- </text:span><text:span text:style-name="T1"><text:creation-time style:data-style-name="N40">16:56</text:creation-time></text:span></text:p>
        <text:p text:style-name="P5"><text:span text:style-name="T1">Data di modifica: </text:span><text:span text:style-name="T1"><text:modification-date style:data-style-name="N76">4 maggio 2021</text:modification-date></text:span><text:span text:style-name="T1"><text:s/></text:span></text:p>
        <text:p text:style-name="P5"><text:span text:style-name="T1">Numero di pagine: </text:span><text:page-count style:num-format="1">3</text:page-count></text:p>
        <text:p text:style-name="P5"/>
        <text:p text:style-name="P11">IBM zCX</text:p>
        <text:table-of-content text:style-name="Sect1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2">Table of Contents</text:p>
            <text:p text:style-name="P1"><text:a xlink:type="simple" xlink:href="#__RefHeading__163_592081104" text:style-name="Internet_20_link" text:visited-style-name="Visited_20_Internet_20_Link"><text:span text:style-name="T3">Descrizione<text:tab/>2</text:span></text:a></text:p>
            <text:p text:style-name="P1"><text:a xlink:type="simple" xlink:href="#__RefHeading__213_592081104" text:style-name="Internet_20_link" text:visited-style-name="Visited_20_Internet_20_Link"><text:span text:style-name="T3">Configurazione<text:tab/>2</text:span></text:a></text:p>
            <text:p text:style-name="P1"><text:a xlink:type="simple" xlink:href="#__RefHeading__215_592081104" text:style-name="Internet_20_link" text:visited-style-name="Visited_20_Internet_20_Link"><text:span text:style-name="T3">Esempi<text:tab/>2</text:span></text:a></text:p>
          </text:index-body>
        </text:table-of-content>
        <text:p text:style-name="P3"/>
        <text:p text:style-name="P8">IBM zCX</text:p>
        <text:h text:style-name="P9" text:outline-level="1"/>
        <text:h text:style-name="P10" text:outline-level="1"><text:bookmark-start text:name="__RefHeading__163_592081104"/>Descrizione<text:bookmark-end text:name="__RefHeading__163_592081104"/></text:h>
        <text:p text:style-name="P12">ZCX è il nome che IBM ha dato ad una tecnologia che è in grado di far girare su z/OS <text:span text:style-name="T4">docker</text:span> in modo che si possa usare le potenzialità e risorse del Mainframe con docker. zCX crea sostanzialmente uno Started Task che gira nativamente su Z/OS con tutta la tecnologia necessaria a far girare immagini <text:span text:style-name="T5">docker</text:span> che abbiano come tag <text:s/><text:span text:style-name="T4">s390x</text:span> oppure <text:span text:style-name="T4">IBM Z</text:span>; in questo modo tutti le immagini che in dockerhub hanno tag s390x e IBM Z possono girare su Linux Z o appunto in zCX address space.</text:p>
        <text:p text:style-name="P12"/>
        <text:p text:style-name="P13">Una istanza zCX viene fornita e gestita da z/OSMF (z/OS Management Facility) ed una volta instanziata, permette a utenti e sviluppatori di interagire con docker come se si fosse su un “normale” ambiente docker.</text:p>
        <text:p text:style-name="P13"/>
        <text:p text:style-name="P14">L’istanza zCX contiene un kernel Linux commerciale fornito da IBM che fornisce tutte le dipendenze necessarie a far girare un ambiente dokcer, il Kernel stesso è finalizzato a questo scopo e non è pensato per scopi differenti dal gestire l’ambiente docker, in soldoni non è un ambiente general purpose pa dedicato esclusivamente a gestire docker.</text:p>
        <text:p text:style-name="P14"/>
        <text:p text:style-name="P14">All’istanza zCX ci si connette esclusivamente via SSH, dove si trova un ambiente bash per poter dare i comandi a docker.</text:p>
        <text:p text:style-name="P14"/>
        <text:p text:style-name="P15">Eccezione alla restrizione applicata al Kernel Linux è quella di poter creare e gestire gli utenti che si possono collegare all’ambiente.</text:p>
        <text:p text:style-name="P15"/>
        <text:p text:style-name="P16">Essendo uno started task z/OS, zCX permette di applicare tutti i vantaggi di una risorsa mainframe all’ambiente docker ospitato, ad esempio, la tecnologia VSAM, lo stack TCP/IP e l’encyiption, <text:span text:style-name="T6">disaster recovery e il dynamic workload relocation.</text:span></text:p>
        <text:p text:style-name="P16"/>
        <text:p text:style-name="P17">Con zCX d’altro canto, z/OS accede in maniera nativa a grandi tecnologie ad appannaggio del mondo Linux come Jenkins e Github, Jupiter e Jupiterhub, vari linguaggi di programmazione,framework di sviluppo, web server e tanto altro.</text:p>
        <text:p text:style-name="P17"/>
        <text:p text:style-name="P18">Per il momento le tecnologie docker supportate sono <text:span text:style-name="T4">docker swarn e docker cluster</text:span>, mentre per quanto concerne <text:span text:style-name="T4">kubernetes</text:span> sarà una tecnologia probabilmente inserita nelle prossime release.</text:p>
        <text:p text:style-name="P18"/>
        <text:p text:style-name="P19">La differenza tra zCX e Linux Z, è che la seconda è una tecnologia che permette l’uso di una installazione completa di Linux general purpose, mentre la prima fornisce un ambiente specializzato solo per l’esecuzione di container docker.</text:p>
        <text:p text:style-name="P19"/>
        <text:p text:style-name="P20">Tutte le comunicazioni tra i container in zCX e le applicazioni z/OS avviene usando il TCP/IP.</text:p>
        <text:p text:style-name="P21"/>
        <text:p text:style-name="P7"/>
        <text:p text:style-name="P7"/>
        <text:h text:style-name="P10" text:outline-level="1"><text:bookmark-start text:name="__RefHeading__213_592081104"/>Configurazione<text:bookmark-end text:name="__RefHeading__213_592081104"/></text:h>
        <text:p text:style-name="P22">Per procedere alla configurazione di zCX, occorre tenere presente che è una funzionalità <text:span text:style-name="T4">a pagamento</text:span>, quindi se viene attivata, <text:span text:style-name="T4">si hanno 90 giorni </text:span>di tempo per testarla e se si vuole continuare ad usarla, va regolarizzata.</text:p>
        <text:p text:style-name="P23"><text:span text:style-name="T2">zCX è una funzionalità che gira da IBM z14 in poi.</text:span></text:p>
        <text:p text:style-name="P3"/>
        <text:h text:style-name="P10" text:outline-level="1"><text:bookmark-start text:name="__RefHeading__215_592081104"/>Esempi<text:bookmark-end text:name="__RefHeading__215_592081104"/></text:h>
        <text:p text:style-name="P4">Alcuni esempi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textmaker="tm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tarSymbol" svg:font-family="StarSymbol" style:font-charset="x-symbol"/>
    <style:font-face style:name="Mincho" svg:font-family="Mincho"/>
    <style:font-face style:name="Tahoma" svg:font-family="Tahoma"/>
    <style:font-face style:name="Bitstream Vera Serif" svg:font-family="'Bitstream Vera Serif'" style:font-family-generic="roman"/>
    <style:font-face style:name="Bitstream Vera Sans" svg:font-family="'Bitstream Vera Sans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Bitstream Vera Serif" fo:font-size="12pt" fo:language="it" fo:country="IT" style:letter-kerning="true" style:font-name-asian="Bitstream Vera San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2.54cm" style:writing-mode="page"/>
      <style:text-properties fo:color="#000000" loext:opacity="100%" style:font-name="Bitstream Vera Serif" fo:font-size="12pt" fo:language="it" fo:country="IT" style:letter-kerning="true" style:font-name-asian="Bitstream Vera Sans" style:font-size-asian="12pt" style:language-asian="en" style:country-asian="US" style:font-name-complex="Tahoma" style:font-size-complex="12pt" style:language-complex="en" style:country-complex="US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fo:hyphenation-ladder-count="no-limit" text:number-lines="true" text:line-number="0"/>
      <style:text-properties fo:hyphenate="false" fo:hyphenation-remain-char-count="2" fo:hyphenation-push-char-count="2" loext:hyphenation-no-caps="false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reak-before="auto" fo:break-after="auto" fo:background-color="transparent" fo:padding="0.106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text-position="0% 100%" style:font-name="Bitstream Vera Serif" fo:font-family="'Bitstream Vera Serif'" style:font-family-generic="roman" fo:font-size="12pt" fo:letter-spacing="normal" fo:language="it" fo:country="IT" fo:font-style="normal" style:text-underline-style="none" fo:font-weight="normal" style:letter-kerning="true" fo:background-color="transparent" style:font-name-asian="Bitstream Vera Sans" style:font-family-asian="'Bitstream Vera Sans'" style:font-family-generic-asian="swiss" style:font-size-asian="12pt" style:language-asian="en" style:country-asian="US" style:font-style-asian="normal" style:font-weight-asian="normal" style:font-name-complex="Tahoma" style:font-family-complex="Tahoma" style:font-size-complex="12pt" style:language-complex="en" style:country-complex="US" style:font-style-complex="normal" style:font-weight-complex="normal" style:text-scale="100%" text:display="tru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text:number-lines="true" text:line-number="0"/>
      <style:text-properties style:font-name="Bitstream Vera Sans" fo:font-family="'Bitstream Vera Sans'" style:font-family-generic="swiss" fo:font-size="14pt" style:font-name-asian="Mincho" style:font-family-asian="Mincho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text:number-lines="tru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 text:number-lines="true" text:line-number="0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cm" style:contextual-spacing="false" fo:text-indent="0cm" style:auto-text-indent="false" text:number-lines="true" text:line-number="0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cm" style:contextual-spacing="false" fo:text-indent="0cm" style:auto-text-indent="false" text:number-lines="true" text:line-number="0"/>
      <style:text-properties fo:color="#808080" loext:opacity="100%" fo:font-weight="bold" style:font-weight-asian="bold" style:font-weight-complex="bold"/>
    </style:style>
    <style:style style:name="Table_20_Contents" style:display-name="Table Contents" style:family="paragraph" style:parent-style-name="Text_20_body" style:class="extra">
      <style:paragraph-properties text:number-lines="tru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tru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text:number-lines="tru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text:number-lines="tru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 text:number-lines="true" text:line-number="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text:number-lines="true" text:line-number="0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text:number-lines="tru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true" text:line-number="0"/>
    </style:style>
    <style:style style:name="Contents_20_1" style:display-name="Contents 1" style:family="paragraph" style:parent-style-name="Index" style:class="index">
      <style:paragraph-properties text:number-lines="true" text:line-number="0">
        <style:tab-stops>
          <style:tab-stop style:position="17.593cm" style:type="right" style:leader-style="dotted" style:leader-text="."/>
        </style:tab-stops>
      </style:paragraph-properties>
    </style:style>
    <style:style style:name="Normal" style:family="text">
      <style:text-properties fo:color="#000000" loext:opacity="100%" style:font-name="Bitstream Vera Serif" fo:font-family="'Bitstream Vera Serif'" style:font-family-generic="roman" fo:font-size="12pt" fo:language="it" fo:country="IT" style:letter-kerning="true" style:font-name-asian="Bitstream Vera Sans" style:font-family-asian="'Bitstream Vera Sans'" style:font-family-generic-asian="swiss" style:font-size-asian="12pt" style:language-asian="en" style:country-asian="US" style:font-name-complex="Tahoma" style:font-family-complex="Tahoma" style:font-size-complex="12pt" style:language-complex="en" style:country-complex="US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Index_20_Link" style:display-name="Index Link" style:family="text"/>
    <style:style style:name="Frame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4cm" fo:page-height="27.94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5.2$MacOSX_X86_64 LibreOffice_project/64390860c6cd0aca4beafafcfd84613dd9dfb63a</meta:generator>
    <dc:title>Template_articolo_new</dc:title>
    <dc:description>Articolo che spiega, meglio che tenta di spiegare, il comportamento e la funzione del super daemon inetd.ByMauAGA 2006Tratto da: "Sicurezza: avviare i servizi con inetd e rinetd" di Claudio Panichi - Linux&amp;c. N.49 pag 34</dc:description>
    <dc:subject>Il super daemon inetd</dc:subject>
    <meta:keyword>inetd inetd.conf hosts.allow hosts.deny hosts_access hosts_options</meta:keyword>
    <meta:creation-date>2021-05-04T16:56:21.598465616</meta:creation-date>
    <meta:editing-duration>PT54M28S</meta:editing-duration>
    <meta:editing-cycles>14</meta:editing-cycles>
    <dc:date>2021-05-04T17:50:51.128792696</dc:date>
    <meta:document-statistic meta:table-count="0" meta:image-count="0" meta:object-count="0" meta:page-count="3" meta:paragraph-count="26" meta:word-count="453" meta:character-count="2752" meta:non-whitespace-character-count="2321"/>
    <meta:template xlink:type="simple" xlink:actuate="onRequest" xlink:title="Template_articolo_new" xlink:href="../../../Library/Application%20Support/LibreOffice/4/user/template/Template_articolo_new.ott" meta:date="2021-05-04T16:56:19.559865228"/>
  </office:meta>
</office:document-meta>
</file>